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04dbb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80b951"/>
    </style:style>
    <style:style style:name="P89" style:family="paragraph" style:parent-style-name="Footnote">
      <style:text-properties officeooo:paragraph-rsid="0d88b8d0"/>
    </style:style>
    <style:style style:name="P90" style:family="paragraph" style:parent-style-name="Footnote">
      <style:text-properties officeooo:paragraph-rsid="0db416b4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officeooo:paragraph-rsid="0cc5fe5b"/>
    </style:style>
    <style:style style:name="P97" style:family="paragraph" style:parent-style-name="Standard">
      <style:text-properties officeooo:paragraph-rsid="0cb627b6"/>
    </style:style>
    <style:style style:name="P98" style:family="paragraph" style:parent-style-name="Standard">
      <style:text-properties officeooo:paragraph-rsid="0dc75ecf"/>
    </style:style>
    <style:style style:name="P99" style:family="paragraph" style:parent-style-name="Standard">
      <style:text-properties officeooo:paragraph-rsid="0cc79a2d"/>
    </style:style>
    <style:style style:name="P100" style:family="paragraph" style:parent-style-name="Standard">
      <style:text-properties officeooo:paragraph-rsid="0cbe2b6f"/>
    </style:style>
    <style:style style:name="P101" style:family="paragraph" style:parent-style-name="Standard">
      <style:text-properties officeooo:paragraph-rsid="0dc8ca39"/>
    </style:style>
    <style:style style:name="P102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0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2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3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4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5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6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7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48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49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50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1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2" style:family="text">
      <style:text-properties fo:color="#000000" style:font-name="Ubuntu3" fo:font-size="12pt" style:font-size-asian="12pt" style:font-size-complex="12pt"/>
    </style:style>
    <style:style style:name="T353" style:family="text">
      <style:text-properties fo:color="#000000" style:font-name="Ubuntu3" fo:font-size="12pt" officeooo:rsid="004804ae" style:font-size-asian="12pt" style:font-size-complex="12pt"/>
    </style:style>
    <style:style style:name="T354" style:family="text">
      <style:text-properties fo:color="#000000" style:font-name="Ubuntu3" fo:font-size="12pt" officeooo:rsid="0d21a97c" style:font-size-asian="12pt" style:font-size-complex="12pt"/>
    </style:style>
    <style:style style:name="T355" style:family="text">
      <style:text-properties fo:color="#000000" style:font-name="Ubuntu3" fo:font-size="12pt" officeooo:rsid="0d2ecc1a" style:font-size-asian="12pt" style:font-size-complex="12pt"/>
    </style:style>
    <style:style style:name="T356" style:family="text">
      <style:text-properties fo:color="#000000" style:text-underline-style="none" officeooo:rsid="0bd0b23f" style:font-size-asian="12pt" style:font-size-complex="12pt"/>
    </style:style>
    <style:style style:name="T35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9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2" style:family="text">
      <style:text-properties fo:color="#000000" style:font-name="Ubuntu" fo:font-size="12pt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3" style:family="text">
      <style:text-properties fo:color="#000000" style:font-name="Ubuntu" fo:font-size="12pt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4" style:family="text">
      <style:text-properties fo:color="#000000" style:font-name="Ubuntu" fo:font-size="12pt" fo:language="nl" fo:country="NL" officeooo:rsid="0dc9dc0e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6" style:family="text">
      <style:text-properties fo:color="#000000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7" style:family="text">
      <style:text-properties fo:color="#000000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8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9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0" style:family="text">
      <style:text-properties style:use-window-font-color="true"/>
    </style:style>
    <style:style style:name="T38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6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2" style:family="text">
      <style:text-properties style:use-window-font-color="true" officeooo:rsid="047da547"/>
    </style:style>
    <style:style style:name="T413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4" style:family="text">
      <style:text-properties fo:font-size="12pt" style:font-size-asian="12pt" style:font-size-complex="12pt"/>
    </style:style>
    <style:style style:name="T415" style:family="text">
      <style:text-properties fo:font-size="12pt" officeooo:rsid="02eddb5a" style:font-size-asian="12pt" style:font-size-complex="12pt"/>
    </style:style>
    <style:style style:name="T416" style:family="text">
      <style:text-properties fo:font-size="12pt" officeooo:rsid="064c9632" style:font-size-asian="12pt" style:font-size-complex="12pt"/>
    </style:style>
    <style:style style:name="T417" style:family="text">
      <style:text-properties officeooo:rsid="047fb57c"/>
    </style:style>
    <style:style style:name="T418" style:family="text">
      <style:text-properties officeooo:rsid="047da547"/>
    </style:style>
    <style:style style:name="T419" style:family="text">
      <style:text-properties officeooo:rsid="01657261" style:font-size-asian="12pt" style:font-size-complex="12pt"/>
    </style:style>
    <style:style style:name="T420" style:family="text">
      <style:text-properties officeooo:rsid="04473353"/>
    </style:style>
    <style:style style:name="T421" style:family="text">
      <style:text-properties fo:font-weight="normal" style:font-weight-asian="normal" style:font-weight-complex="normal"/>
    </style:style>
    <style:style style:name="T422" style:family="text">
      <style:text-properties officeooo:rsid="06049971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officeooo:rsid="06049971" style:font-weight-asian="bold" style:font-weight-complex="bold"/>
    </style:style>
    <style:style style:name="T425" style:family="text">
      <style:text-properties officeooo:rsid="0594b105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officeooo:rsid="06049971" style:font-style-asian="italic" style:font-style-complex="italic"/>
    </style:style>
    <style:style style:name="T428" style:family="text">
      <style:text-properties officeooo:rsid="0aace3cd"/>
    </style:style>
    <style:style style:name="T42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30" style:family="text">
      <style:text-properties fo:font-size="10pt" officeooo:rsid="06049971" style:font-size-asian="10pt" style:font-size-complex="10pt"/>
    </style:style>
    <style:style style:name="T431" style:family="text">
      <style:text-properties fo:font-size="10pt" officeooo:rsid="0d7d740a" style:font-size-asian="10pt" style:font-size-complex="10pt"/>
    </style:style>
    <style:style style:name="T432" style:family="text">
      <style:text-properties officeooo:rsid="0394a435"/>
    </style:style>
    <style:style style:name="T433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8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9" style:family="text">
      <style:text-properties officeooo:rsid="0b668458"/>
    </style:style>
    <style:style style:name="T440" style:family="text">
      <style:text-properties officeooo:rsid="0c125172"/>
    </style:style>
    <style:style style:name="T441" style:family="text">
      <style:text-properties officeooo:rsid="0d2d19da"/>
    </style:style>
    <style:style style:name="T442" style:family="text">
      <style:text-properties officeooo:rsid="0d3bc5c4"/>
    </style:style>
    <style:style style:name="T443" style:family="text">
      <style:text-properties officeooo:rsid="0d3fc4ec"/>
    </style:style>
    <style:style style:name="T444" style:family="text">
      <style:text-properties officeooo:rsid="0d4b2054"/>
    </style:style>
    <style:style style:name="T445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6" style:family="text">
      <style:text-properties officeooo:rsid="0d781c5d"/>
    </style:style>
    <style:style style:name="T447" style:family="text">
      <style:text-properties officeooo:rsid="0d7d740a"/>
    </style:style>
    <style:style style:name="T448" style:family="text">
      <style:text-properties officeooo:rsid="0d87d73f"/>
    </style:style>
    <style:style style:name="T449" style:family="text">
      <style:text-properties officeooo:rsid="0d88b8d0"/>
    </style:style>
    <style:style style:name="T450" style:family="text">
      <style:text-properties fo:font-style="normal" style:font-style-asian="normal" style:font-style-complex="normal"/>
    </style:style>
    <style:style style:name="T451" style:family="text">
      <style:text-properties officeooo:rsid="0db2fd57"/>
    </style:style>
    <style:style style:name="T452" style:family="text">
      <style:text-properties officeooo:rsid="0db4d737"/>
    </style:style>
    <style:style style:name="T453" style:family="text">
      <style:text-properties officeooo:rsid="0db5d4ba"/>
    </style:style>
    <style:style style:name="T454" style:family="text">
      <style:text-properties officeooo:rsid="0db5fe7f"/>
    </style:style>
    <style:style style:name="T455" style:family="text">
      <style:text-properties officeooo:rsid="0d1ec96e"/>
    </style:style>
    <style:style style:name="T456" style:family="text">
      <style:text-properties officeooo:rsid="0d4a40eb"/>
    </style:style>
    <style:style style:name="T457" style:family="text">
      <style:text-properties officeooo:rsid="0d4b85c3"/>
    </style:style>
    <style:style style:name="T458" style:family="text">
      <style:text-properties officeooo:rsid="0dc9dc0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20">C</text:span></text:span><text:span text:style-name="Strong_20_Emphasis"><text:span text:style-name="T315">hecklist voor </text:span></text:span><text:span text:style-name="Strong_20_Emphasis"><text:span text:style-name="T325">de installatie</text:span></text:span><text:span text:style-name="Strong_20_Emphasis"><text:span text:style-name="T315"> van </text:span></text:span><text:reference-mark-start text:name="Distributie"/><text:span text:style-name="Strong_20_Emphasis"><text:span text:style-name="T326">Debian</text:span></text:span><text:reference-mark-end text:name="Distributie"/><text:span text:style-name="Strong_20_Emphasis"><text:span text:style-name="T318"> </text:span></text:span><text:reference-mark-start text:name="Versie"/><text:span text:style-name="Strong_20_Emphasis"><text:span text:style-name="T326">1</text:span></text:span><text:span text:style-name="Strong_20_Emphasis"><text:span text:style-name="T324">0</text:span></text:span><text:span text:style-name="Strong_20_Emphasis"><text:span text:style-name="T323"> LTS</text:span></text:span><text:reference-mark-end text:name="Versie"/><text:span text:style-name="Strong_20_Emphasis"><text:span text:style-name="T316"><text:note text:id="ftn1" text:note-class="footnote"><text:note-citation>1</text:note-citation><text:note-body><text:p text:style-name="P85"><text:span text:style-name="T432">Deze versie heeft codenaam </text:span><text:span text:style-name="T362">B</text:span><text:span text:style-name="T439">uster </text:span><text:span text:style-name="T440">(buster)</text:span><text:span text:style-name="T439"> </text:span><text:span text:style-name="T363">en is een zogenaamde LTS-versie <text:line-break/>(Long-Term Support, langetermijnondersteuning). <text:s/></text:span><text:span text:style-name="T364">Deze</text:span><text:span text:style-name="T363"> LTS-versie versch</text:span><text:span text:style-name="T364">een</text:span><text:span text:style-name="T363"> <text:line-break/>in </text:span><text:span text:style-name="T364">juli</text:span><text:span text:style-name="T363"> 20</text:span><text:span text:style-name="T364">19</text:span><text:span text:style-name="T363"> en wordt vanaf vrijgave 5 jaar ondersteund</text:span><text:span text:style-name="T365"> </text:span><text:span text:style-name="T363">(</text:span><text:span text:style-name="T366">updates </text:span><text:span text:style-name="T363">tot </text:span><text:span text:style-name="T364">juli </text:span><text:span text:style-name="T363">202</text:span><text:span text:style-name="T364">4</text:span><text:span text:style-name="T365">)</text:span><text:span text:style-name="T367">.</text:span></text:p></text:note-body></text:note></text:span></text:span><text:span text:style-name="Strong_20_Emphasis"><text:span text:style-name="T316"> </text:span></text:span><text:reference-mark-start text:name="Editie"/><text:span text:style-name="Strong_20_Emphasis"><text:span text:style-name="T317">desktop</text:span></text:span><text:reference-mark-end text:name="Editie"/><text:span text:style-name="Strong_20_Emphasis"><text:span text:style-name="T319">.</text:span></text:span></text:p>
      <text:p text:style-name="P13"/>
      <text:p text:style-name="P31"><text:span text:style-name="T18">Kijk op</text:span><text:span text:style-name="T31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5"> </text:span><text:span text:style-name="T381">voor</text:span><text:span text:style-name="T382"> </text:span><text:span text:style-name="T383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17">ul de waarden in het tekstvak achter de </text:span><text:span text:style-name="Definition"><text:span text:style-name="T418">schuingedrukte</text:span></text:span> <text:span text:style-name="T418">woorden </text:span><text:span text:style-name="T412">(zie toelichting)</text:span><text:span text:style-name="T418">:</text:span></text:p>
      <text:p text:style-name="P4"><text:span text:style-name="Definition"><text:span text:style-name="T388">g</text:span></text:span><text:span text:style-name="Definition"><text:span text:style-name="T387">ebruiker</text:span></text:span><text:span text:style-name="Definition"><text:span text:style-name="T389"><text:tab/><text:tab/></text:span></text:span><text:span text:style-name="Definition"><text:span text:style-name="T380"> <text:tab/><text:tab/></text:span></text:span><text:span text:style-name="T390"><draw:control text:anchor-type="as-char" svg:y="-0.429cm" draw:z-index="35" draw:name="Gebruiker" draw:style-name="gr2" draw:text-style-name="P104" svg:width="6.061cm" svg:height="0.6cm" draw:control="control36"><svg:title>Gebruiker</svg:title><svg:desc>Volledige naam, bijv. Jan Stek</svg:desc></draw:control></text:span><text:span text:style-name="T390"><text:tab/></text:span><text:span text:style-name="T391">(</text:span><text:span text:style-name="T409">volledige naam, bijv. </text:span><text:span text:style-name="T411">Karel Kamer</text:span><text:span text:style-name="T410">)</text:span></text:p>
      <text:p text:style-name="Standard"><text:span text:style-name="Definition"><text:span text:style-name="T388">g</text:span></text:span><text:span text:style-name="Definition"><text:span text:style-name="T387">ebruikersnaam<text:tab/><text:tab/></text:span></text:span><text:span text:style-name="Definition"><text:span text:style-name="T387"><draw:control text:anchor-type="as-char" svg:y="-0.429cm" draw:z-index="36" draw:name="Gberuikersnaam" draw:style-name="gr2" draw:text-style-name="P104" svg:width="6.061cm" svg:height="0.6cm" draw:control="control37"><svg:title>Gebruikersnaam</svg:title><svg:desc>Korte naam, bijv. jan</svg:desc></draw:control></text:span></text:span><text:span text:style-name="Definition"><text:span text:style-name="T387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03">c</text:span></text:span><text:span text:style-name="Definition"><text:span text:style-name="T402">omputernaam<text:tab/><text:tab/></text:span></text:span><text:span text:style-name="Definition"><text:span text:style-name="T390"><draw:control text:anchor-type="as-char" svg:y="-0.429cm" draw:z-index="37" draw:name="Computernaam" draw:style-name="gr2" draw:text-style-name="P104" svg:width="6.061cm" svg:height="0.6cm" draw:control="control38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4">(</text:span></text:span><text:span text:style-name="Definition"><text:span text:style-name="T392">unieke naam van de compute</text:span></text:span><text:span text:style-name="Definition"><text:span text:style-name="T393">r</text:span></text:span><text:span text:style-name="Definition"><text:span text:style-name="T394">)</text:span></text:span></text:p>
      <text:p text:style-name="P3"><text:span text:style-name="Definition"><text:span text:style-name="T388">o</text:span></text:span><text:span text:style-name="Definition"><text:span text:style-name="T387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38" draw:name="Opstartmenu" draw:style-name="gr2" draw:text-style-name="P104" svg:width="6.061cm" svg:height="0.6cm" draw:control="control39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4">(</text:span></text:span><text:span text:style-name="Definition"><text:span text:style-name="T392">to</text:span></text:span><text:span text:style-name="Definition"><text:span text:style-name="T399">ets voor het opstartmedium</text:span></text:span><text:span text:style-name="Definition"><text:span text:style-name="T400">)</text:span></text:span></text:p>
      <text:p text:style-name="P3"><text:span text:style-name="Definition"><text:span text:style-name="T404">i</text:span></text:span><text:span text:style-name="Definition"><text:span text:style-name="T405">nstellingen</text:span></text:span><text:span text:style-name="T394"><text:tab/> <text:tab/><text:tab/></text:span><text:span text:style-name="T394"><draw:control text:anchor-type="as-char" svg:y="-0.429cm" draw:z-index="34" draw:name="Instellingen" draw:style-name="gr2" draw:text-style-name="P104" svg:width="6.061cm" svg:height="0.6cm" draw:control="control35"><svg:title>Instellingen</svg:title><svg:desc>Toets voor het BIOS/UEFI-scherm ("setup")</svg:desc></draw:control></text:span><text:span text:style-name="T394"><text:tab/>(</text:span><text:span text:style-name="T392">toets voor het BIOS/UEFI-scherm</text:span><text:span text:style-name="T394">)</text:span></text:p>
      <text:p text:style-name="P6"><text:span text:style-name="Definition"><text:span text:style-name="T384">2</text:span></text:span><text:span text:style-name="Definition"><text:span text:style-name="T386">e </text:span></text:span><text:span text:style-name="Definition"><text:span text:style-name="T406">gebr</text:span></text:span><text:span text:style-name="Definition"><text:span text:style-name="T384">uiker </text:span></text:span><text:span text:style-name="Definition"><text:span text:style-name="T385">(evt.)</text:span></text:span><text:span text:style-name="T394"><text:tab/></text:span><text:span text:style-name="T394"><draw:control text:anchor-type="as-char" svg:y="-0.429cm" draw:z-index="40" draw:name="Instellingen_0" draw:style-name="gr2" draw:text-style-name="P104" svg:width="6.061cm" svg:height="0.6cm" draw:control="control41"><svg:title>Instellingen</svg:title><svg:desc>Toets voor het BIOS/UEFI-scherm ("setup")</svg:desc></draw:control></text:span><text:span text:style-name="T394"><text:tab/>(volledige naam </text:span><text:span text:style-name="T397">evt. </text:span><text:span text:style-name="T401">2</text:span><text:span text:style-name="T413">e</text:span><text:span text:style-name="T401"> </text:span><text:span text:style-name="T394">gebruiker)</text:span></text:p>
      <text:p text:style-name="P6"><text:span text:style-name="Definition"><text:span text:style-name="T384">2</text:span></text:span><text:span text:style-name="Definition"><text:span text:style-name="T386">e</text:span></text:span><text:span text:style-name="Definition"><text:span text:style-name="T384"> </text:span></text:span><text:span text:style-name="Definition"><text:span text:style-name="T407">g</text:span></text:span><text:span text:style-name="Definition"><text:span text:style-name="T408">ebruikersnaam</text:span></text:span><text:span text:style-name="T394"><text:tab/></text:span><text:span text:style-name="T394"><draw:control text:anchor-type="as-char" svg:y="-0.429cm" draw:z-index="39" draw:name="Instellingen_1" draw:style-name="gr2" draw:text-style-name="P104" svg:width="6.061cm" svg:height="0.6cm" draw:control="control40"><svg:title>Instellingen</svg:title><svg:desc>Toets voor het BIOS/UEFI-scherm ("setup")</svg:desc></draw:control></text:span><text:span text:style-name="T394"><text:tab/>(</text:span><text:span text:style-name="T392">korte naam </text:span><text:span text:style-name="T397">ev</text:span><text:span text:style-name="T398">entuele</text:span><text:span text:style-name="T397"> </text:span><text:span text:style-name="T401">2</text:span><text:span text:style-name="T413">e</text:span><text:span text:style-name="T401"> </text:span><text:span text:style-name="T395">gebr</text:span><text:span text:style-name="T396">uiker</text:span><text:span text:style-name="T394">)</text:span></text:p>
      <text:p text:style-name="P5"><text:span text:style-name="T333">Vervang </text:span><text:span text:style-name="Definition"><text:span text:style-name="T15">schuingedrukte</text:span></text:span><text:span text:style-name="T333"> </text:span><text:span text:style-name="T334">woorden </text:span><text:span text:style-name="T333">in deze checklist door </text:span><text:span text:style-name="T334">boven</text:span><text:span text:style-name="T333">staande waarden.</text:span></text:p>
      <text:p text:style-name="P15"/>
      <text:p text:style-name="P2"><text:span text:style-name="Strong_20_Emphasis"><text:span text:style-name="T328"/></text:span></text:p>
      <text:p text:style-name="P34"><text:span text:style-name="Strong_20_Emphasis"><text:span text:style-name="T137"><draw:control text:anchor-type="as-char" draw:z-index="0" draw:name="Vorm1" draw:style-name="gr1" draw:text-style-name="P103" svg:width="0.35cm" svg:height="0.35cm" draw:control="control1"/></text:span></text:span><text:span text:style-name="Strong_20_Emphasis"><text:span text:style-name="T137"><text:s/><text:tab/></text:span></text:span><text:span text:style-name="T329">Nog niet op Linux?<text:tab/></text:span><text:span text:style-name="T357"></text:span><text:span text:style-name="T335"> </text:span><text:span text:style-name="T336">G</text:span><text:span text:style-name="T330">ebruik </text:span><text:span text:style-name="Strong_20_Emphasis"><text:span text:style-name="T375">Checklist migratie</text:span></text:span><text:span text:style-name="T33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1"> onder </text:span><text:span text:style-name="T341">Linux</text:span><text:span text:style-name="T332">.</text:span></text:p>
      <text:p text:style-name="P48"><text:span text:style-name="Strong_20_Emphasis"><text:span text:style-name="T137"><draw:control text:anchor-type="as-char" draw:z-index="33" draw:name="Vorm2" draw:style-name="gr1" draw:text-style-name="P103" svg:width="0.35cm" svg:height="0.35cm" draw:control="control34"/></text:span></text:span><text:span text:style-name="Strong_20_Emphasis"><text:span text:style-name="T137"><text:s/><text:tab/></text:span></text:span><text:span text:style-name="T337">Nieuwe installatie?<text:tab/></text:span><text:span text:style-name="T358"></text:span><text:span text:style-name="T340"><text:tab/></text:span><text:span text:style-name="T339">B</text:span><text:span text:style-name="T337">egin bij hoofdstuk </text:span><text:span text:style-name="T337"><text:bookmark-ref text:reference-format="page" text:ref-name="__RefNumPara__4009_1271708128">2</text:bookmark-ref></text:span><text:span text:style-name="T337"><text:s text:c="2"/></text:span><text:span text:style-name="T338"><text:bookmark-ref text:reference-format="text" text:ref-name="__RefNumPara__4009_1271708128">Installatie uitvoeren</text:bookmark-ref></text:span><text:span text:style-name="T338">.</text:span></text:p>
      <text:p text:style-name="P1"><text:span text:style-name="Strong_20_Emphasis"><text:span text:style-name="T327"/></text:span></text:p>
      <text:list xml:id="list2317069250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396777067296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39677707387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103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7"><text:span text:style-name="T359">De </text:span><text:span text:style-name="T371">Super</text:span><text:span text:style-name="T359">-toets is de Windows</text:span><text:span text:style-name="T360">-</text:span><text:span text:style-name="T361">toets</text:span><text:span text:style-name="T359">, </text:span><text:span text:style-name="T360">C</text:span><text:span text:style-name="T359">ommand-</text:span><text:span text:style-name="T361">toets</text:span><text:span text:style-name="T359">, of </text:span><text:span text:style-name="T360">V</text:span><text:span text:style-name="T359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396777093376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103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55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78"><text:span text:style-name="User_20_Entry"><text:span text:style-name="T312">exit</text:span></text:span></text:p>
          </table:table-cell>
        </table:table-row>
        <table:table-row table:style-name="TableLine94396777057664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39677713756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396777107440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103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39677705603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103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134311418371678" text:continue-numbering="true" text:style-name="L1">
        <text:list-item>
          <text:p text:style-name="P102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677701340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103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2">Start de computer op vanaf </text:span><text:span text:style-name="T353">een </text:span><text:span text:style-name="T353"><text:reference-ref text:reference-format="text" text:ref-name="Distributie">Debian</text:reference-ref></text:span><text:span text:style-name="T353"><text:s/></text:span><text:span text:style-name="T355">(</text:span><text:span text:style-name="T354">Live</text:span><text:span text:style-name="T204"><text:note text:id="ftn3" text:note-class="footnote"><text:note-citation>1</text:note-citation><text:note-body><text:p text:style-name="P82"><text:span text:style-name="T420">Vanaf ee</text:span>n Live <text:span text:style-name="T428">USB-stick of </text:span><text:span text:style-name="T368">CD</text:span><text:span text:style-name="T6"> </text:span>kunt <text:span text:style-name="T420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4"> 10</text:span><text:span text:style-name="T199"> 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89">Downloa<text:span text:style-name="T446">d</text:span><text:span text:style-name="T442"> </text:span><text:span text:style-name="T370">e</text:span><text:span text:style-name="T449">e</text:span><text:span text:style-name="T451">n</text:span><text:span text:style-name="T449"> </text:span><text:span text:style-name="T446">Netwerk installer </text:span><text:span text:style-name="T442">CD</text:span><text:span text:style-name="T446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78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41">Live CD </text:span><text:span text:style-name="T446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79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0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0"><text:span text:style-name="Strong_20_Emphasis"><text:span text:style-name="T210"><text:tab/></text:span></text:span>plaats een USB-stick <text:span text:style-name="T452">van </text:span>min<text:span text:style-name="T453">imaal</text:span> 4 GB.</text:p><text:p text:style-name="P86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45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19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19">instellingen</text:span></text:span><text:span text:style-name="T199">.</text:span></text:p>
          </table:table-cell>
        </table:table-row>
        <table:table-row table:style-name="TableLine9439677709604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103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3967770964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396777088896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396777438736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103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3967774296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103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8"><text:span text:style-name="T369">R</text:span><text:span text:style-name="T447">aadpleeg </text:span><text:a xlink:type="simple" xlink:href="https://wiki.debian.org/Firmware" text:style-name="Internet_20_link" text:visited-style-name="Visited_20_Internet_20_Link"><text:span text:style-name="T431">wiki.debian.org/Firmware</text:span></text:a> <text:span text:style-name="T448">voor firmwarebestanden </text:span><text:span text:style-name="T454">voor, </text:span><text:span text:style-name="T448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67774912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103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677749153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103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6777491792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103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39677749204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103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396777492304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103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39677749256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103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396777492816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103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396777493072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103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50">Als</text:span> het scherm <text:span text:style-name="T423">Software-selectie</text:span> verschijnt, <text:span text:style-name="T426">dat is als de Netwerk installer CD wordt gebruikt</text:span>, klik <text:span text:style-name="T443">in keuzevak </text:span>voor <text:span text:style-name="T423">GNOME</text:span> en klik op <text:span text:style-name="T423">Volgende</text:span>.</text:p>
          </table:table-cell>
        </table:table-row>
        <table:table-row table:style-name="TableLine9439677749332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103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3967774935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677749384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103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134310312686220" text:continue-numbering="true" text:style-name="L1">
        <text:list-item>
          <text:p text:style-name="P93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677740931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10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3967663767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677760752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103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3967775700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39677746344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103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4"><text:span text:style-name="T359">De </text:span><text:span text:style-name="T371">Super</text:span><text:span text:style-name="T359">-toets is de Windows</text:span><text:span text:style-name="T360">-</text:span><text:span text:style-name="T361">toets</text:span><text:span text:style-name="T359">, </text:span><text:span text:style-name="T360">C</text:span><text:span text:style-name="T359">ommand-</text:span><text:span text:style-name="T361">toets</text:span><text:span text:style-name="T359">, of </text:span><text:span text:style-name="T360">V</text:span><text:span text:style-name="T359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39677743283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103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396777618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677764040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103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39677769281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10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7">Klik op </text:span><text:span text:style-name="T350">Updates</text:span><text:span text:style-name="T348"> en a</text:span><text:span text:style-name="T346">ls</text:span><text:span text:style-name="T342"> </text:span><text:span text:style-name="T343">er </text:span><text:span text:style-name="T342">updates beschikbaar zijn, k</text:span><text:span text:style-name="T344">lik op </text:span><text:span text:style-name="Strong_20_Emphasis"><text:span text:style-name="T356">Downloaden</text:span></text:span><text:span text:style-name="T344"> </text:span><text:span text:style-name="T349">en vervolgens op </text:span><text:span text:style-name="T351">Herstarten &amp; bijwerken</text:span><text:span text:style-name="T349">.</text:span></text:p>
          </table:table-cell>
        </table:table-row>
        <table:table-row table:style-name="TableLine9439677763905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103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5">A</text:span><text:span text:style-name="T425">anmelden als </text:span><text:span text:style-name="Definition"><text:span text:style-name="T8">gebruiker</text:span></text:span>.</text:p>
          </table:table-cell>
        </table:table-row>
        <table:table-row table:style-name="TableLine94396777622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6777660288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103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396749005152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103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55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80"><text:span text:style-name="User_20_Entry"><text:span text:style-name="T313">exit</text:span></text:span></text:p>
          </table:table-cell>
        </table:table-row>
        <table:table-row table:style-name="TableLine94396777645088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677769768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103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39677768904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10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39677763966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  <table:table-row table:style-name="TableLine94396777639664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5"/>
          </table:table-cell>
        </table:table-row>
        <table:table-row table:style-name="TableLine94396777639664">
          <table:table-cell table:style-name="_33_._5f_Installatie_5f_afronden.A1" office:value-type="string">
            <text:p text:style-name="P98"><text:span text:style-name="Strong_20_Emphasis"><text:span text:style-name="T99"><text:s/></text:span></text:span><text:span text:style-name="Strong_20_Emphasis"><text:span text:style-name="T138"><draw:control text:anchor-type="as-char" draw:z-index="52" draw:name="Vorm35_0" draw:style-name="gr1" draw:text-style-name="P103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98"><text:span text:style-name="T456">Gebruik de </text:span><text:span text:style-name="Strong_20_Emphasis"><text:span text:style-name="T456">kz_install</text:span></text:span><text:span text:style-name="T456">-bestanden in </text:span><text:span text:style-name="Strong_20_Emphasis"><text:span text:style-name="T456">/usr/</text:span></text:span><text:span text:style-name="Strong_20_Emphasis"><text:span text:style-name="T376">local/etc</text:span></text:span><text:span text:style-name="T372"> om de volledigheid van de installatie te controleren.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134311839171718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39677764252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103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3"><text:span text:style-name="T422">Na aanmelden als </text:span><text:span text:style-name="T427">andere gebruiker</text:span><text:span text:style-name="T422">, </text:span><text:span text:style-name="T444">zoek en </text:span><text:span text:style-name="T422">start</text:span><text:span text:style-name="T430"> </text:span><text:span text:style-name="T429">In</text:span><text:span text:style-name="T424">stallatiemenu</text:span><text:span text:style-name="Strong_20_Emphasis"><text:span text:style-name="T294"> </text:span></text:span><text:span text:style-name="T422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39677789244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103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21">Volg de aanwijzingen op het scherm.</text:span></text:span></text:p>
          </table:table-cell>
        </table:table-row>
        <table:table-row table:style-name="TableLine94396777892448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7"/>
          </table:table-cell>
        </table:table-row>
        <table:table-row table:style-name="TableLine94396777892448">
          <table:table-cell table:style-name="Tabel2.A1" office:value-type="string">
            <text:p text:style-name="P101"><text:span text:style-name="Strong_20_Emphasis"><text:span text:style-name="T99"><text:s/></text:span></text:span><text:span text:style-name="Strong_20_Emphasis"><text:span text:style-name="T138"><draw:control text:anchor-type="as-char" draw:z-index="53" draw:name="Vorm37_0" draw:style-name="gr1" draw:text-style-name="P103" svg:width="0.35cm" svg:height="0.35cm" draw:control="control54"/></text:span></text:span></text:p>
          </table:table-cell>
          <table:table-cell table:style-name="Tabel2.A1" office:value-type="string">
            <text:p text:style-name="P101"><text:span text:style-name="T456">Gebruik de </text:span><text:span text:style-name="Strong_20_Emphasis"><text:span text:style-name="T456">kz_</text:span></text:span><text:span text:style-name="Strong_20_Emphasis"><text:span text:style-name="T377">setup</text:span></text:span><text:span text:style-name="T456">-bestanden in </text:span><text:span text:style-name="T457">de </text:span><text:span text:style-name="Strong_20_Emphasis"><text:span text:style-name="T457">Persoonlijk map</text:span></text:span><text:span text:style-name="T372"> om de volledigheid van </text:span><text:span text:style-name="T373">h</text:span><text:span text:style-name="T372">e</text:span><text:span text:style-name="T373">t</text:span><text:span text:style-name="T372"> in</text:span><text:span text:style-name="T374">richten</text:span><text:span text:style-name="T372"> te controleren.</text:span></text:p>
          </table:table-cell>
        </table:table-row>
        <table:table-row table:style-name="TableLine943967778992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677789672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103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3967778941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677789864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103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3967778960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677780051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103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3967778870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677788444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103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39677788188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103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39677787676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103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3967778951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39677789569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103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39677777307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103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1">De installatie van </text:span><text:span text:style-name="T321"><text:reference-ref text:reference-format="text" text:ref-name="Distributie">Debian</text:reference-ref></text:span><text:span text:style-name="T321"><text:s/></text:span><text:span text:style-name="T322"><text:reference-ref text:reference-format="text" text:ref-name="Versie">10 LTS</text:reference-ref></text:span><text:span text:style-name="T321"><text:s/></text:span><text:span text:style-name="T321"><text:reference-ref text:reference-format="text" text:ref-name="Editie">desktop</text:reference-ref></text:span><text:span text:style-name="T321"><text:s/>is voltooid.</text:span></text:p>
      <text:p text:style-name="P26"/>
      <text:p text:style-name="P25"><text:span text:style-name="T416">E</text:span><text:span text:style-name="T415">inde c</text:span><text:span text:style-name="T414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35">Auteursrecht </text:span><text:span text:style-name="Strong_20_Emphasis"><text:span text:style-name="T434">© </text:span></text:span><text:span text:style-name="Strong_20_Emphasis"><text:span text:style-name="T433">2</text:span></text:span><text:span text:style-name="T435">020-</text:span><text:span text:style-name="T437">2021</text:span><text:span text:style-name="T435"> Karel Zimmer.</text:span></text:p>
      <text:p text:style-name="P9"/>
      <text:p text:style-name="P11"><text:span text:style-name="T436">Creative Commons Naamsvermelding-GelijkDelen Internationaal</text:span><text:span text:style-name="T438">-</text:span><text:span text:style-name="T43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5T13:43:09.721176051">1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5T13:43:09.630219182</dc:date>
    <meta:keyword>Installatie</meta:keyword>
    <meta:keyword>Checklist</meta:keyword>
    <meta:keyword>Linux</meta:keyword>
    <meta:editing-cycles>6284</meta:editing-cycles>
    <meta:editing-duration>P11DT2H23M1S</meta:editing-duration>
    <meta:print-date>2021-03-23T20:07:57.967210640</meta:print-date>
    <dc:creator>Karel Zimmer</dc:creator>
    <meta:document-statistic meta:table-count="4" meta:image-count="0" meta:object-count="0" meta:page-count="4" meta:paragraph-count="134" meta:word-count="1028" meta:character-count="6956" meta:non-whitespace-character-count="5937"/>
    <meta:user-defined meta:name="Info 1"/>
    <meta:user-defined meta:name="Info 2"/>
    <meta:user-defined meta:name="Info 3"/>
    <meta:user-defined meta:name="Info 4"/>
  </office:meta>
</office:document-meta>
</file>